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6.95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5.754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14.931cm"/>
    </style:style>
    <style:style style:name="co14" style:family="table-column">
      <style:table-column-properties fo:break-before="auto" style:column-width="22.2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g. P/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. P/N</text:p>
          </table:table-cell>
          <table:table-cell office:value-type="string" calcext:value-type="string">
            <text:p>Link</text:p>
          </table:table-cell>
          <table:table-cell table:number-columns-repeated="5"/>
          <table:table-cell office:value-type="string" calcext:value-type="string">
            <text:p><text:s/>Datasheet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LiPo+</text:p>
          </table:table-cell>
          <table:table-cell/>
          <table:table-cell office:value-type="string" calcext:value-type="string">
            <text:p>BATTERY CLIP 18MM 18650 CELL</text:p>
          </table:table-cell>
          <table:table-cell office:value-type="string" calcext:value-type="string">
            <text:p>PCB, Through Hole</text:p>
          </table:table-cell>
          <table:table-cell office:value-type="string" calcext:value-type="string">
            <text:p>Keystone Electronics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KEY1007-ND</text:p>
          </table:table-cell>
          <table:table-cell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LiPo-</text:p>
          </table:table-cell>
          <table:table-cell/>
          <table:table-cell office:value-type="string" calcext:value-type="string">
            <text:p>BATTERY CLIP 18MM 18650 CELL</text:p>
          </table:table-cell>
          <table:table-cell office:value-type="string" calcext:value-type="string">
            <text:p>PCB, Through Hole</text:p>
          </table:table-cell>
          <table:table-cell office:value-type="string" calcext:value-type="string">
            <text:p>Keystone Electronics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KEY1007-ND</text:p>
          </table:table-cell>
          <table:table-cell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22PF 100V 5% NP0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22PF 100V 5% NP0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UF 5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276-1029-1-ND</text:p>
          </table:table-cell>
          <table:table-cell office:value-type="string" calcext:value-type="string">
            <text:p><text:a xlink:href="http://www.digikey.com/product-detail/en/CL21B105KBFNNNE/1276-1029-1-ND/3889115" xlink:type="simple">http://www.digikey.com/product-detail/en/CL21B105KBFNNNE/1276-1029-1-ND/388911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B520S-30TE61</text:p>
          </table:table-cell>
          <table:table-cell/>
          <table:table-cell office:value-type="string" calcext:value-type="string">
            <text:p>DIODE SCHOTTKY 30V 0.2A EMD2</text:p>
          </table:table-cell>
          <table:table-cell office:value-type="string" calcext:value-type="string">
            <text:p>SC-79, SOD-523 (EMD2)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B520S-30TE6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B520S-30TE61CT-ND</text:p>
          </table:table-cell>
          <table:table-cell office:value-type="string" calcext:value-type="string">
            <text:p><text:a xlink:href="http://www.digikey.com/product-detail/en/RB520S-30TE61/RB520S-30TE61CT-ND/650785" xlink:type="simple">http://www.digikey.com/product-detail/en/RB520S-30TE61/RB520S-30TE61CT-ND/65078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HG</text:p>
          </table:table-cell>
          <table:table-cell/>
          <table:table-cell office:value-type="string" calcext:value-type="string">
            <text:p>LED CHIPLED 588NM YLW 0805 SMD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OSRAM Opto Semiconductors Inc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/>
          <table:table-cell office:value-type="string" calcext:value-type="string">
            <text:p>FIXED IND 10uH 600mA 420 mOHM</text:p>
          </table:table-cell>
          <table:table-cell office:value-type="string" calcext:value-type="string">
            <text:p>1210 (3225 Metric)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LCV32T-100K-PF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3654-1-ND</text:p>
          </table:table-cell>
          <table:table-cell office:value-type="string" calcext:value-type="string">
            <text:p><text:a xlink:href="http://www.digikey.com/product-detail/en/NLCV32T-100K-PFR/445-3654-1-ND/1856622" xlink:type="simple">http://www.digikey.com/product-detail/en/NLCV32T-100K-PFR/445-3654-1-ND/1856622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u7</text:p>
          </table:table-cell>
          <table:table-cell/>
          <table:table-cell office:value-type="string" calcext:value-type="string">
            <text:p>FIXED IND 4.7uH 1.5A 144 mOHM</text:p>
          </table:table-cell>
          <table:table-cell office:value-type="string" calcext:value-type="string">
            <text:p>1212 (3030 Metric)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LQH3NPN4R7MJ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9579-1-ND</text:p>
          </table:table-cell>
          <table:table-cell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ArthurC Lib:IS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bebl_v2_legacy:PIN_ARRAY-6X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bebl_v2_legacy:pin_strip_2</text:p>
          </table:table-cell>
          <table:table-cell office:value-type="string" calcext:value-type="string">
            <text:p>CONN HEADER PH SIDE 2POS 2MM SMD</text:p>
          </table:table-cell>
          <table:table-cell office:value-type="string" calcext:value-type="string">
            <text:p>Surface Mount, Right Angle, 0.079" (2.00mm)</text:p>
          </table:table-cell>
          <table:table-cell office:value-type="string" calcext:value-type="string">
            <text:p>JST Sales America Inc</text:p>
          </table:table-cell>
          <table:table-cell office:value-type="string" calcext:value-type="string">
            <text:p>S2B-PH-SM4-TB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49-1-ND</text:p>
          </table:table-cell>
          <table:table-cell office:value-type="string" calcext:value-type="string">
            <text:p><text:a xlink:href="http://www.digikey.com/product-detail/en/S2B-PH-SM4-TB(LF)(SN)/455-1749-1-ND/926846" xlink:type="simple">http://www.digikey.com/product-detail/en/S2B-PH-SM4-TB(LF)(SN)/455-1749-1-ND/926846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ArthurC Lib:pin_strip_2</text:p>
          </table:table-cell>
          <table:table-cell office:value-type="string" calcext:value-type="string">
            <text:p>CONN HEADER PH SIDE 2POS 2MM SMD</text:p>
          </table:table-cell>
          <table:table-cell office:value-type="string" calcext:value-type="string">
            <text:p>Surface Mount, Right Angle, Horizontal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6-1-ND</text:p>
          </table:table-cell>
          <table:table-cell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40E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40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4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40RCT-ND</text:p>
          </table:table-cell>
          <table:table-cell office:value-type="string" calcext:value-type="string">
            <text:p><text:a xlink:href="http://www.digikey.com/product-detail/en/RMCF0805FT140R/RMCF0805FT140RCT-ND/2418258" xlink:type="simple">http://www.digikey.com/product-detail/en/RMCF0805FT140R/RMCF0805FT140RCT-ND/2418258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2.4E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2.4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G12R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G12R4CT-ND</text:p>
          </table:table-cell>
          <table:table-cell office:value-type="string" calcext:value-type="string">
            <text:p><text:a xlink:href="http://www.digikey.com/product-detail/en/RMCF0805FG12R4/RMCF0805FG12R4CT-ND/4425145" xlink:type="simple">http://www.digikey.com/product-detail/en/RMCF0805FG12R4/RMCF0805FG12R4CT-ND/4425145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50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5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50RCT-ND</text:p>
          </table:table-cell>
          <table:table-cell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2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2K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2K00CT-ND</text:p>
          </table:table-cell>
          <table:table-cell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ebl_v2_legacy:Switch_SM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bebl_v2_legacy:TQFP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AN53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XL3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738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S61221DC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ArthurC Lib:Xtal_SMD4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I/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DIODE_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02</text:p>
          </table:table-cell>
          <table:table-cell office:value-type="string" calcext:value-type="string">
            <text:p>DIODE_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lt_Add</text:p>
          </table:table-cell>
          <table:table-cell table:number-columns-repeated="15"/>
          <table:table-cell office:value-type="string" calcext:value-type="string">
            <text:p>CONN HEADER 50POS .100" SGL GOL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<text:s/>Unshrouded</text:p>
          </table:table-cell>
          <table:table-cell office:value-type="string" calcext:value-type="string">
            <text:p><text:s/>Male pin</text:p>
          </table:table-cell>
          <table:table-cell/>
          <table:table-cell office:value-type="string" calcext:value-type="string">
            <text:p>0.1" pitch x 50 nos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TSW-150-07-L-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1-50-ND</text:p>
          </table:table-cell>
          <table:table-cell office:value-type="string" calcext:value-type="string">
            <text:p>http://www.digikey.com/scripts/DkSearch/dksus.dll?WT.z_header=search_go&amp;lang=en&amp;keywords=SAM1031-50-ND&amp;x=15&amp;y=16&amp;cur=USD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t1</text:p>
          </table:table-cell>
          <table:table-cell table:number-columns-repeated="15"/>
          <table:table-cell office:value-type="string" calcext:value-type="string">
            <text:p>CONN HEADER 50POS .100" SGL GOL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<text:s/>Unshrouded</text:p>
          </table:table-cell>
          <table:table-cell office:value-type="string" calcext:value-type="string">
            <text:p><text:s/>Male pin</text:p>
          </table:table-cell>
          <table:table-cell/>
          <table:table-cell office:value-type="string" calcext:value-type="string">
            <text:p>0.1" pitch x 50 nos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TSW-150-07-L-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1-50-ND</text:p>
          </table:table-cell>
          <table:table-cell office:value-type="string" calcext:value-type="string">
            <text:p>http://www.digikey.com/scripts/DkSearch/dksus.dll?WT.z_header=search_go&amp;lang=en&amp;keywords=SAM1031-50-ND&amp;x=15&amp;y=16&amp;cur=USD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Int2</text:p>
          </table:table-cell>
          <table:table-cell table:number-columns-repeated="15"/>
          <table:table-cell office:value-type="string" calcext:value-type="string">
            <text:p>CONN HEADER 50POS .100" SGL GOL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<text:s/>Unshrouded</text:p>
          </table:table-cell>
          <table:table-cell office:value-type="string" calcext:value-type="string">
            <text:p><text:s/>Male pin</text:p>
          </table:table-cell>
          <table:table-cell/>
          <table:table-cell office:value-type="string" calcext:value-type="string">
            <text:p>0.1" pitch x 50 nos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TSW-150-07-L-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1-50-ND</text:p>
          </table:table-cell>
          <table:table-cell office:value-type="string" calcext:value-type="string">
            <text:p>http://www.digikey.com/scripts/DkSearch/dksus.dll?WT.z_header=search_go&amp;lang=en&amp;keywords=SAM1031-50-ND&amp;x=15&amp;y=16&amp;cur=USD</text:p>
          </table:table-cell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MGSF1N03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202</text:p>
          </table:table-cell>
          <table:table-cell office:value-type="string" calcext:value-type="string">
            <text:p>MGSF1N03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bebl_v2_legacy:r_08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R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100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R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C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W201</text:p>
          </table:table-cell>
          <table:table-cell office:value-type="string" calcext:value-type="string">
            <text:p>SWITCH</text:p>
          </table:table-cell>
          <table:table-cell table:number-columns-repeated="26"/>
        </table:table-row>
        <table:table-row table:style-name="ro1" table:number-rows-repeated="1048498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49:Sheet1.AMJ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3T16:23:23.872336994</dc:date>
    <dc:creator>Samata Mahidharia</dc:creator>
    <meta:generator>LibreOffice/4.2.6.3$Linux_x86 LibreOffice_project/420m0$Build-3</meta:generator>
    <meta:editing-duration>PT2H27M12S</meta:editing-duration>
    <meta:editing-cycles>6</meta:editing-cycles>
    <meta:document-statistic meta:table-count="1" meta:cell-count="463" meta:object-count="0"/>
  </office:meta>
</office:document-meta>
</file>